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8063in"/>
    </style:style>
    <style:style style:name="Table1.D" style:family="table-column">
      <style:table-column-properties style:column-width="0.9563in"/>
    </style:style>
    <style:style style:name="Table1.E" style:family="table-column">
      <style:table-column-properties style:column-width="0.9556in"/>
    </style:style>
    <style:style style:name="Table1.G" style:family="table-column">
      <style:table-column-properties style:column-width="0.95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00342" officeooo:paragraph-rsid="0056be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900342" officeooo:paragraph-rsid="00943374" style:font-weight-asian="bold" style:font-weight-complex="bold"/>
    </style:style>
    <style:style style:name="P7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8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9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2f4fb" officeooo:paragraph-rsid="0082f4fb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863c06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8fd53" officeooo:paragraph-rsid="0088fd53" style:font-weight-asian="normal" style:font-weight-complex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ab497" officeooo:paragraph-rsid="008ab497" style:font-weight-asian="normal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8d3226" style:font-weight-asian="normal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943374" officeooo:paragraph-rsid="00943374" style:font-weight-asian="normal" style:font-weight-complex="normal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118be6" officeooo:paragraph-rsid="00943374" style:font-weight-asian="normal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2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2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23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9177a2" officeooo:paragraph-rsid="009177a2" style:font-weight-asian="bold" style:font-weight-complex="bold"/>
    </style:style>
    <style:style style:name="P24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25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329e0" officeooo:paragraph-rsid="009329e0" style:font-weight-asian="normal" style:font-weight-complex="normal"/>
    </style:style>
    <style:style style:name="P26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2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118be6" officeooo:paragraph-rsid="00943374" style:font-weight-asian="normal" style:font-weight-complex="normal"/>
    </style:style>
    <style:style style:name="P2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rsid="00118be6" officeooo:paragraph-rsid="00166e4e"/>
    </style:style>
    <style:style style:name="P29" style:family="paragraph" style:parent-style-name="Text_20_body">
      <style:text-properties officeooo:rsid="002ad71c" officeooo:paragraph-rsid="002ad71c"/>
    </style:style>
    <style:style style:name="P30" style:family="paragraph" style:parent-style-name="Text_20_body">
      <style:text-properties officeooo:rsid="002ad71c" officeooo:paragraph-rsid="00943374"/>
    </style:style>
    <style:style style:name="P31" style:family="paragraph" style:parent-style-name="Text_20_body">
      <style:text-properties officeooo:paragraph-rsid="0056be4e"/>
    </style:style>
    <style:style style:name="P32" style:family="paragraph" style:parent-style-name="Text_20_body">
      <style:text-properties officeooo:rsid="006ab28f" officeooo:paragraph-rsid="006ab28f"/>
    </style:style>
    <style:style style:name="P33" style:family="paragraph" style:parent-style-name="Text_20_body">
      <style:text-properties officeooo:rsid="006ab28f" officeooo:paragraph-rsid="00943374"/>
    </style:style>
    <style:style style:name="P34" style:family="paragraph" style:parent-style-name="Text_20_body">
      <style:text-properties officeooo:rsid="00863c06" officeooo:paragraph-rsid="00863c06"/>
    </style:style>
    <style:style style:name="P35" style:family="paragraph" style:parent-style-name="Text_20_body">
      <style:text-properties officeooo:paragraph-rsid="00943374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46cda2" officeooo:paragraph-rsid="0056be4e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46cda2" officeooo:paragraph-rsid="00943374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40" style:family="paragraph" style:parent-style-name="Table_20_Contents">
      <style:paragraph-properties fo:text-align="start" style:justify-single-word="false"/>
      <style:text-properties officeooo:rsid="002ac9bd" officeooo:paragraph-rsid="0056be4e"/>
    </style:style>
    <style:style style:name="P41" style:family="paragraph" style:parent-style-name="Table_20_Contents">
      <style:paragraph-properties fo:text-align="start" style:justify-single-word="false"/>
      <style:text-properties officeooo:rsid="002ac9bd" officeooo:paragraph-rsid="00943374"/>
    </style:style>
    <style:style style:name="P42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43" style:family="paragraph" style:parent-style-name="Table_20_Contents">
      <style:paragraph-properties fo:text-align="start" style:justify-single-word="false"/>
      <style:text-properties officeooo:rsid="005573ea" officeooo:paragraph-rsid="0056be4e"/>
    </style:style>
    <style:style style:name="P44" style:family="paragraph" style:parent-style-name="Table_20_Contents">
      <style:paragraph-properties fo:text-align="start" style:justify-single-word="false"/>
      <style:text-properties officeooo:rsid="005573ea" officeooo:paragraph-rsid="00943374"/>
    </style:style>
    <style:style style:name="P45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46" style:family="paragraph" style:parent-style-name="Table_20_Contents">
      <style:paragraph-properties fo:text-align="start" style:justify-single-word="false"/>
      <style:text-properties officeooo:rsid="00166e4e" officeooo:paragraph-rsid="00943374"/>
    </style:style>
    <style:style style:name="P47" style:family="paragraph" style:parent-style-name="Table_20_Contents">
      <style:paragraph-properties fo:text-align="start" style:justify-single-word="false"/>
      <style:text-properties officeooo:rsid="006ab28f" officeooo:paragraph-rsid="006ab28f"/>
    </style:style>
    <style:style style:name="P4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ba78" officeooo:paragraph-rsid="0022ba78" style:font-weight-asian="normal" style:font-weight-complex="normal"/>
    </style:style>
    <style:style style:name="P4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50" style:family="paragraph" style:parent-style-name="Preformatted_20_Text">
      <style:text-properties fo:font-weight="bold" officeooo:rsid="0022ba78" officeooo:paragraph-rsid="0022ba78" style:font-weight-asian="bold" style:font-weight-complex="bold"/>
    </style:style>
    <style:style style:name="P51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52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53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54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55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56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57" style:family="paragraph" style:parent-style-name="Standard" style:list-style-name="L1">
      <style:text-properties fo:font-weight="bold" officeooo:rsid="0087f37f" officeooo:paragraph-rsid="0087f37f" style:font-weight-asian="bold" style:font-weight-complex="bold"/>
    </style:style>
    <style:style style:name="P58" style:family="paragraph" style:parent-style-name="Standard" style:list-style-name="L1">
      <style:text-properties fo:font-weight="bold" officeooo:rsid="0087f37f" officeooo:paragraph-rsid="00902906" style:font-weight-asian="bold" style:font-weight-complex="bold"/>
    </style:style>
    <style:style style:name="P59" style:family="paragraph" style:parent-style-name="Standard" style:list-style-name="L1">
      <style:text-properties fo:font-weight="bold" officeooo:rsid="00902906" officeooo:paragraph-rsid="00902906" style:font-weight-asian="bold" style:font-weight-complex="bold"/>
    </style:style>
    <style:style style:name="P60" style:family="paragraph" style:parent-style-name="Standard" style:list-style-name="L1">
      <style:text-properties fo:font-weight="normal" officeooo:paragraph-rsid="004b753e" style:font-weight-asian="normal" style:font-weight-complex="normal"/>
    </style:style>
    <style:style style:name="T1" style:family="text">
      <style:text-properties officeooo:rsid="0056cb7c"/>
    </style:style>
    <style:style style:name="T2" style:family="text">
      <style:text-properties officeooo:rsid="00425abe"/>
    </style:style>
    <style:style style:name="T3" style:family="text">
      <style:text-properties officeooo:rsid="0052a0a9"/>
    </style:style>
    <style:style style:name="T4" style:family="text">
      <style:text-properties officeooo:rsid="00533a7e"/>
    </style:style>
    <style:style style:name="T5" style:family="text">
      <style:text-properties officeooo:rsid="007e5dd2"/>
    </style:style>
    <style:style style:name="T6" style:family="text">
      <style:text-properties officeooo:rsid="009895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periment <text:span text:style-name="T4">2</text:span></text:p>
      <text:p text:style-name="P8"/>
      <text:list xml:id="list451406451" text:style-name="L1">
        <text:list-item>
          <text:p text:style-name="P51">Military officer</text:p>
        </text:list-item>
        <text:list-item>
          <text:p text:style-name="P53">Politician </text:p>
        </text:list-item>
        <text:list-item>
          <text:p text:style-name="P53">Manager </text:p>
        </text:list-item>
        <text:list-item>
          <text:p text:style-name="P56">Architect</text:p>
        </text:list-item>
        <text:list-item>
          <text:p text:style-name="P51">Soccer </text:p>
        </text:list-item>
      </text:list>
      <text:p text:style-name="P9"/>
      <text:p text:style-name="P49">embeddings/ex2_2_facenet/embeddings.npy</text:p>
      <text:p text:style-name="P49"/>
      <text:p text:style-name="P49">manager</text:p>
      <text:p text:style-name="P10">396</text:p>
      <text:p text:style-name="P10">architect</text:p>
      <text:p text:style-name="P10">445</text:p>
      <text:p text:style-name="P10">politician</text:p>
      <text:p text:style-name="P10">463</text:p>
      <text:p text:style-name="P10">military officer</text:p>
      <text:p text:style-name="P10">445</text:p>
      <text:p text:style-name="P10">soccer</text:p>
      <text:p text:style-name="P10">450</text:p>
      <text:p text:style-name="P10">2199</text:p>
      <text:p text:style-name="P10">5</text:p>
      <text:p text:style-name="P49"/>
      <text:p text:style-name="P11">TODO: runtime for alignment</text:p>
      <text:p text:style-name="P10">Run time: <text:s/>108.694264174</text:p>
      <text:p text:style-name="P9"/>
      <text:p text:style-name="P3">1. FaceNe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40">Clustering method</text:p>
          </table:table-cell>
          <table:table-cell table:style-name="Table1.A1" office:value-type="string">
            <text:p text:style-name="P40">Number of clusters</text:p>
          </table:table-cell>
          <table:table-cell table:style-name="Table1.A1" office:value-type="string">
            <text:p text:style-name="P40">F-Measure</text:p>
          </table:table-cell>
          <table:table-cell table:style-name="Table1.A1" office:value-type="string">
            <text:p text:style-name="P40">Precision</text:p>
          </table:table-cell>
          <table:table-cell table:style-name="Table1.A1" office:value-type="string">
            <text:p text:style-name="P40">Recall</text:p>
          </table:table-cell>
          <table:table-cell table:style-name="Table1.A1" office:value-type="string">
            <text:p text:style-name="P40">False Positives</text:p>
          </table:table-cell>
          <table:table-cell table:style-name="Table1.G1" office:value-type="string">
            <text:p text:style-name="P43">Runtime <text:span text:style-name="T1">(seconds)</text:span></text:p>
          </table:table-cell>
        </table:table-row>
        <table:table-row>
          <table:table-cell table:style-name="Table1.A2" office:value-type="string">
            <text:p text:style-name="P31">K-Means</text:p>
          </table:table-cell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34">0.44</text:p>
          </table:table-cell>
          <table:table-cell table:style-name="Table1.A2" office:value-type="string">
            <text:p text:style-name="P34">0.44</text:p>
          </table:table-cell>
          <table:table-cell table:style-name="Table1.A2" office:value-type="string">
            <text:p text:style-name="P34">0.44</text:p>
          </table:table-cell>
          <table:table-cell table:style-name="Table1.A2" office:value-type="string">
            <text:p text:style-name="P12">271792</text:p>
          </table:table-cell>
          <table:table-cell table:style-name="Table1.G2" office:value-type="string">
            <text:p text:style-name="P34">1.57</text:p>
          </table:table-cell>
        </table:table-row>
        <table:table-row>
          <table:table-cell table:style-name="Table1.A2" office:value-type="string">
            <text:p text:style-name="P31">Hierarchical Agglomerative</text:p>
          </table:table-cell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34">0.42</text:p>
          </table:table-cell>
          <table:table-cell table:style-name="Table1.A2" office:value-type="string">
            <text:p text:style-name="P34">0.39</text:p>
          </table:table-cell>
          <table:table-cell table:style-name="Table1.A2" office:value-type="string">
            <text:p text:style-name="P34">0.45</text:p>
          </table:table-cell>
          <table:table-cell table:style-name="Table1.A2" office:value-type="string">
            <text:p text:style-name="P12">337590</text:p>
          </table:table-cell>
          <table:table-cell table:style-name="Table1.G2" office:value-type="string">
            <text:p text:style-name="P34">1.35</text:p>
          </table:table-cell>
        </table:table-row>
        <table:table-row>
          <table:table-cell table:style-name="Table1.A2" office:value-type="string">
            <text:p text:style-name="P31">Spectral</text:p>
          </table:table-cell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34">0.37</text:p>
          </table:table-cell>
          <table:table-cell table:style-name="Table1.A2" office:value-type="string">
            <text:p text:style-name="P34">0.37</text:p>
          </table:table-cell>
          <table:table-cell table:style-name="Table1.A2" office:value-type="string">
            <text:p text:style-name="P34">0.38</text:p>
          </table:table-cell>
          <table:table-cell table:style-name="Table1.A2" office:value-type="string">
            <text:p text:style-name="P12">323211</text:p>
          </table:table-cell>
          <table:table-cell table:style-name="Table1.G2" office:value-type="string">
            <text:p text:style-name="P34">1.30</text:p>
          </table:table-cell>
        </table:table-row>
        <table:table-row>
          <table:table-cell table:style-name="Table1.A2" office:value-type="string">
            <text:p text:style-name="P31">EM (Gaussian Mixture Model)</text:p>
          </table:table-cell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34">0.44</text:p>
          </table:table-cell>
          <table:table-cell table:style-name="Table1.A2" office:value-type="string">
            <text:p text:style-name="P34">0.43</text:p>
          </table:table-cell>
          <table:table-cell table:style-name="Table1.A2" office:value-type="string">
            <text:p text:style-name="P34">0.46</text:p>
          </table:table-cell>
          <table:table-cell table:style-name="Table1.A2" office:value-type="string">
            <text:p text:style-name="P12">297754</text:p>
          </table:table-cell>
          <table:table-cell table:style-name="Table1.G2" office:value-type="string">
            <text:p text:style-name="P34">6.48</text:p>
          </table:table-cell>
        </table:table-row>
        <table:table-row>
          <table:table-cell table:style-name="Table1.A2" office:value-type="string">
            <text:p text:style-name="P37">Birch</text:p>
          </table:table-cell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34">0.41</text:p>
          </table:table-cell>
          <table:table-cell table:style-name="Table1.A2" office:value-type="string">
            <text:p text:style-name="P34">0.40</text:p>
          </table:table-cell>
          <table:table-cell table:style-name="Table1.A2" office:value-type="string">
            <text:p text:style-name="P34">0.43</text:p>
          </table:table-cell>
          <table:table-cell table:style-name="Table1.A2" office:value-type="string">
            <text:p text:style-name="P12">308105</text:p>
          </table:table-cell>
          <table:table-cell table:style-name="Table1.G2" office:value-type="string">
            <text:p text:style-name="P34">1.10</text:p>
          </table:table-cell>
        </table:table-row>
      </table:table>
      <text:p text:style-name="P21"/>
      <text:p text:style-name="P24"/>
      <text:p text:style-name="P22">2. ArcFace</text:p>
      <text:p text:style-name="P22"/>
      <text:p text:style-name="P9">embeddings/ex2_arcface/embeddings.npy</text:p>
      <text:p text:style-name="P48">manager</text:p>
      <text:p text:style-name="P10">396</text:p>
      <text:p text:style-name="P10">architect</text:p>
      <text:p text:style-name="P10">445</text:p>
      <text:p text:style-name="P10">politician</text:p>
      <text:p text:style-name="P10">463</text:p>
      <text:p text:style-name="P10">military officer</text:p>
      <text:p text:style-name="P10">445</text:p>
      <text:p text:style-name="P10"><text:soft-page-break/>soccer</text:p>
      <text:p text:style-name="P10">450</text:p>
      <text:p text:style-name="P10">2199</text:p>
      <text:p text:style-name="P10">5</text:p>
      <text:p text:style-name="P9"/>
      <text:p text:style-name="P9">--- 2789.21327782 seconds --- 46,48 <text:span text:style-name="T5">min</text:span></text:p>
      <text:p text:style-name="P9"/>
      <text:p text:style-name="P49">K-means F-Measure: 0.31</text:p>
      <text:p text:style-name="P10">K-means Precision: 0.3</text:p>
      <text:p text:style-name="P10">K-means Recall: 0.32</text:p>
      <text:p text:style-name="P10">K-means Number of False Positives: 357116</text:p>
      <text:p text:style-name="P10">--- 2.247486114501953 seconds ---</text:p>
      <text:p text:style-name="P20"/>
      <text:p text:style-name="P10">HAC F-Measure: 0.34</text:p>
      <text:p text:style-name="P10">HAC Precision: 0.24</text:p>
      <text:p text:style-name="P10">HAC Recall: 0.57</text:p>
      <text:p text:style-name="P10">HAC Number of False Positives: 854620</text:p>
      <text:p text:style-name="P10">--- 1.7336935997009277 seconds ---</text:p>
      <text:p text:style-name="P20"/>
      <text:p text:style-name="P10">Spectral F-Measure: 0.27</text:p>
      <text:p text:style-name="P10">Spectral Precision: 0.26</text:p>
      <text:p text:style-name="P10">Spectral Recall: 0.28</text:p>
      <text:p text:style-name="P10">Spectral Number of False Positives: 390964</text:p>
      <text:p text:style-name="P10">--- 1.382728099822998 seconds ---</text:p>
      <text:p text:style-name="P20"/>
      <text:p text:style-name="P10">GMM F-Measure: 0.31</text:p>
      <text:p text:style-name="P10">GMM Precision: 0.3</text:p>
      <text:p text:style-name="P10">GMM Recall: 0.32</text:p>
      <text:p text:style-name="P10">GMM Number of False Positives: 366766</text:p>
      <text:p text:style-name="P10">--- 1.4294087886810303 seconds ---</text:p>
      <text:p text:style-name="P20"/>
      <text:p text:style-name="P10">Birch F-Measure: 0.33</text:p>
      <text:p text:style-name="P10">Birch Precision: 0.26</text:p>
      <text:p text:style-name="P10">Birch Recall: 0.45</text:p>
      <text:p text:style-name="P10">Birch Number of False Positives: 604808</text:p>
      <text:p text:style-name="P10">--- 1.666835069656372 seconds ---</text:p>
      <text:p text:style-name="P10"/>
      <text:p text:style-name="P18">Openface</text:p>
      <text:p text:style-name="P18"/>
      <text:p text:style-name="P13">Alignment -----1834.72443509 seconds ----</text:p>
      <text:p text:style-name="P14">Embedding: 3:41:10</text:p>
      <text:p text:style-name="P14"/>
      <text:p text:style-name="P14">K-means F-Measure: 0.3</text:p>
      <text:p text:style-name="P10">K-means Precision: 0.3</text:p>
      <text:p text:style-name="P10">K-means Recall: 0.31</text:p>
      <text:p text:style-name="P10">K-means Number of False Positives: 299327</text:p>
      <text:p text:style-name="P10">--- 1.0735647678375244 seconds ---</text:p>
      <text:p text:style-name="P20"/>
      <text:p text:style-name="P10">HAC F-Measure: 0.29</text:p>
      <text:p text:style-name="P10">HAC Precision: 0.28</text:p>
      <text:p text:style-name="P10">HAC Recall: 0.3</text:p>
      <text:p text:style-name="P10">HAC Number of False Positives: 334177</text:p>
      <text:p text:style-name="P10">--- 1.0709445476531982 seconds ---</text:p>
      <text:p text:style-name="P20"/>
      <text:p text:style-name="P10">Spectral F-Measure: 0.29</text:p>
      <text:p text:style-name="P10">Spectral Precision: 0.29</text:p>
      <text:p text:style-name="P10">Spectral Recall: 0.3</text:p>
      <text:p text:style-name="P10">Spectral Number of False Positives: 308122</text:p>
      <text:p text:style-name="P10">--- 1.2447385787963867 seconds ---</text:p>
      <text:p text:style-name="P20"><text:soft-page-break/></text:p>
      <text:p text:style-name="P10">GMM F-Measure: 0.32</text:p>
      <text:p text:style-name="P10">GMM Precision: 0.32</text:p>
      <text:p text:style-name="P10">GMM Recall: 0.32</text:p>
      <text:p text:style-name="P10">GMM Number of False Positives: 292775</text:p>
      <text:p text:style-name="P10">--- 1.0351498126983643 seconds ---</text:p>
      <text:p text:style-name="P20"/>
      <text:p text:style-name="P10">Birch F-Measure: 0.3</text:p>
      <text:p text:style-name="P10">Birch Precision: 0.29</text:p>
      <text:p text:style-name="P10">Birch Recall: 0.31</text:p>
      <text:p text:style-name="P10">Birch Number of False Positives: 316045</text:p>
      <text:p text:style-name="P10">--- 0.6163239479064941 seconds ---</text:p>
      <text:p text:style-name="P10"/>
      <text:p text:style-name="P19">DLIB</text:p>
      <text:p text:style-name="P19"/>
      <text:p text:style-name="P15">--- 6063.838383436203 seconds ---</text:p>
      <text:p text:style-name="P15"/>
      <text:p text:style-name="P15">K-means F-Measure: 0.4</text:p>
      <text:p text:style-name="P10">K-means Precision: 0.4</text:p>
      <text:p text:style-name="P10">K-means Recall: 0.4</text:p>
      <text:p text:style-name="P10">K-means Number of False Positives: 261652</text:p>
      <text:p text:style-name="P10">--- 0.7255809307098389 seconds ---</text:p>
      <text:p text:style-name="P20"/>
      <text:p text:style-name="P10">HAC F-Measure: 0.39</text:p>
      <text:p text:style-name="P10">HAC Precision: 0.35</text:p>
      <text:p text:style-name="P10">HAC Recall: 0.45</text:p>
      <text:p text:style-name="P10">HAC Number of False Positives: 360991</text:p>
      <text:p text:style-name="P10">--- 0.7726044654846191 seconds ---</text:p>
      <text:p text:style-name="P20"/>
      <text:p text:style-name="P10">Spectral F-Measure: 0.36</text:p>
      <text:p text:style-name="P10">Spectral Precision: 0.36</text:p>
      <text:p text:style-name="P10">Spectral Recall: 0.37</text:p>
      <text:p text:style-name="P10">Spectral Number of False Positives: 276017</text:p>
      <text:p text:style-name="P10">--- 1.2980527877807617 seconds ---</text:p>
      <text:p text:style-name="P20"/>
      <text:p text:style-name="P10">GMM F-Measure: 0.43</text:p>
      <text:p text:style-name="P10">GMM Precision: 0.43</text:p>
      <text:p text:style-name="P10">GMM Recall: 0.43</text:p>
      <text:p text:style-name="P10">GMM Number of False Positives: 243094</text:p>
      <text:p text:style-name="P10">--- 1.2695066928863525 seconds ---</text:p>
      <text:p text:style-name="P20"/>
      <text:p text:style-name="P10">Birch F-Measure: 0.38</text:p>
      <text:p text:style-name="P10">Birch Precision: 0.28</text:p>
      <text:p text:style-name="P10">Birch Recall: 0.61</text:p>
      <text:p text:style-name="P10">Birch Number of False Positives: 668679</text:p>
      <text:p text:style-name="P10">--- 0.8190627098083496 seconds ---</text:p>
      <text:p text:style-name="P15"/>
      <text:p text:style-name="P14"/>
      <text:p text:style-name="P50"/>
      <text:p text:style-name="P7">Experiment <text:span text:style-name="T2">3</text:span></text:p>
      <text:p text:style-name="P7"/>
      <text:list xml:id="list104659836453262" text:continue-list="list451406451" text:style-name="L1">
        <text:list-item text:start-value="1">
          <text:p text:style-name="P52">Military officer</text:p>
        </text:list-item>
        <text:list-item>
          <text:p text:style-name="P54">Politician </text:p>
        </text:list-item>
        <text:list-item>
          <text:p text:style-name="P54">Manager </text:p>
        </text:list-item>
        <text:list-item>
          <text:p text:style-name="P57">Soccer</text:p>
        </text:list-item>
        <text:list-item>
          <text:p text:style-name="P57">Architect</text:p>
        </text:list-item>
        <text:list-item>
          <text:p text:style-name="P55">Coach</text:p>
        </text:list-item>
        <text:list-item>
          <text:p text:style-name="P57">Actor</text:p>
        </text:list-item>
        <text:list-item>
          <text:p text:style-name="P59"><text:soft-page-break/>Lawyer</text:p>
        </text:list-item>
        <text:list-item>
          <text:p text:style-name="P58">Entrepreneur</text:p>
        </text:list-item>
        <text:list-item>
          <text:p text:style-name="P58">Fighter</text:p>
        </text:list-item>
        <text:list-item>
          <text:p text:style-name="P57">Musician</text:p>
          <text:p text:style-name="P60"/>
        </text:list-item>
      </text:list>
      <text:p text:style-name="P1"/>
      <text:p text:style-name="P1"/>
      <text:p text:style-name="P2">1. FaceNet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39">Clustering method</text:p>
          </table:table-cell>
          <table:table-cell table:style-name="Table2.A1" office:value-type="string">
            <text:p text:style-name="P39">Number of clusters</text:p>
          </table:table-cell>
          <table:table-cell table:style-name="Table2.A1" office:value-type="string">
            <text:p text:style-name="P39">F-Measure</text:p>
          </table:table-cell>
          <table:table-cell table:style-name="Table2.A1" office:value-type="string">
            <text:p text:style-name="P39">Precision</text:p>
          </table:table-cell>
          <table:table-cell table:style-name="Table2.A1" office:value-type="string">
            <text:p text:style-name="P39">Recall</text:p>
          </table:table-cell>
          <table:table-cell table:style-name="Table2.A1" office:value-type="string">
            <text:p text:style-name="P39">False Positives</text:p>
          </table:table-cell>
          <table:table-cell table:style-name="Table2.G1" office:value-type="string">
            <text:p text:style-name="P42">Runtime <text:span text:style-name="T1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45">1<text:span text:style-name="T3">1</text:span>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G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45">1<text:span text:style-name="T3">1</text:span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G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45">1<text:span text:style-name="T3">1</text:span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G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45">1<text:span text:style-name="T3">1</text:span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G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6">Birch</text:p>
          </table:table-cell>
          <table:table-cell table:style-name="Table2.A2" office:value-type="string">
            <text:p text:style-name="P45">1<text:span text:style-name="T3">1</text:span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G2" office:value-type="string">
            <text:p text:style-name="P29"/>
          </table:table-cell>
        </table:table-row>
      </table:table>
      <text:p text:style-name="P28"/>
      <text:p text:style-name="P23">2. Openface</text:p>
      <text:p text:style-name="P23"/>
      <text:p text:style-name="P25">Alignment: --- 2771.66183805 seconds --- 46,19 <text:span text:style-name="T6">min</text:span></text:p>
      <text:p text:style-name="P26">Embedding: 9m15.313s</text:p>
      <text:p text:style-name="P26"/>
      <text:p text:style-name="P16">manager</text:p>
      <text:p text:style-name="P10">371</text:p>
      <text:p text:style-name="P10">architect</text:p>
      <text:p text:style-name="P10">388</text:p>
      <text:p text:style-name="P10">actor</text:p>
      <text:p text:style-name="P10">413</text:p>
      <text:p text:style-name="P10">fighter</text:p>
      <text:p text:style-name="P10">537</text:p>
      <text:p text:style-name="P10">entrepreneur</text:p>
      <text:p text:style-name="P10">485</text:p>
      <text:p text:style-name="P10">coach</text:p>
      <text:p text:style-name="P10">340</text:p>
      <text:p text:style-name="P10">musician</text:p>
      <text:p text:style-name="P10">375</text:p>
      <text:p text:style-name="P10">military officer</text:p>
      <text:p text:style-name="P10">407</text:p>
      <text:p text:style-name="P10">soccer</text:p>
      <text:p text:style-name="P10">450</text:p>
      <text:p text:style-name="P10">politician</text:p>
      <text:p text:style-name="P10">449</text:p>
      <text:p text:style-name="P10">lawyer</text:p>
      <text:p text:style-name="P10">394</text:p>
      <text:p text:style-name="P10">4609</text:p>
      <text:p text:style-name="P10">11</text:p>
      <text:p text:style-name="P26"/>
      <text:p text:style-name="P26"/>
      <text:p text:style-name="P6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41">Clustering method</text:p>
          </table:table-cell>
          <table:table-cell table:style-name="Table3.A1" office:value-type="string">
            <text:p text:style-name="P41">Number of clusters</text:p>
          </table:table-cell>
          <table:table-cell table:style-name="Table3.A1" office:value-type="string">
            <text:p text:style-name="P41">F-Measure</text:p>
          </table:table-cell>
          <table:table-cell table:style-name="Table3.A1" office:value-type="string">
            <text:p text:style-name="P41">Precision</text:p>
          </table:table-cell>
          <table:table-cell table:style-name="Table3.A1" office:value-type="string">
            <text:p text:style-name="P41">Recall</text:p>
          </table:table-cell>
          <table:table-cell table:style-name="Table3.A1" office:value-type="string">
            <text:p text:style-name="P41">False Positives</text:p>
          </table:table-cell>
          <table:table-cell table:style-name="Table3.G1" office:value-type="string">
            <text:p text:style-name="P44">Runtime <text:span text:style-name="T1">(seconds)</text:span></text:p>
          </table:table-cell>
        </table:table-row>
        <table:table-row>
          <table:table-cell table:style-name="Table3.A2" office:value-type="string">
            <text:p text:style-name="P35">K-Means</text:p>
          </table:table-cell>
          <table:table-cell table:style-name="Table3.A2" office:value-type="string">
            <text:p text:style-name="P46">1<text:span text:style-name="T3">1</text:span></text:p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G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35">Hierarchical Agglomerative</text:p>
          </table:table-cell>
          <table:table-cell table:style-name="Table3.A2" office:value-type="string">
            <text:p text:style-name="P46">1<text:span text:style-name="T3">1</text:span>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G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35">Spectral</text:p>
          </table:table-cell>
          <table:table-cell table:style-name="Table3.A2" office:value-type="string">
            <text:p text:style-name="P46">1<text:span text:style-name="T3">1</text:span>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G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35">EM (Gaussian Mixture Model)</text:p>
          </table:table-cell>
          <table:table-cell table:style-name="Table3.A2" office:value-type="string">
            <text:p text:style-name="P46">1<text:span text:style-name="T3">1</text:span>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G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38">Birch</text:p>
          </table:table-cell>
          <table:table-cell table:style-name="Table3.A2" office:value-type="string">
            <text:p text:style-name="P46">1<text:span text:style-name="T3">1</text:span>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G2" office:value-type="string">
            <text:p text:style-name="P30"/>
          </table:table-cell>
        </table:table-row>
      </table:table>
      <text:p text:style-name="P27"/>
      <text:p text:style-name="P17">K-means F-Measure: 0.135</text:p>
      <text:p text:style-name="P10">K-means Precision: 0.133</text:p>
      <text:p text:style-name="P10">K-means Recall: 0.138</text:p>
      <text:p text:style-name="P10">K-means Number of False Positives: 882316</text:p>
      <text:p text:style-name="P10">--- 2.646676540374756 seconds ---</text:p>
      <text:p text:style-name="P20"/>
      <text:p text:style-name="P10">HAC F-Measure: 0.14</text:p>
      <text:p text:style-name="P10">HAC Precision: 0.135</text:p>
      <text:p text:style-name="P10">HAC Recall: 0.146</text:p>
      <text:p text:style-name="P10">HAC Number of False Positives: 913705</text:p>
      <text:p text:style-name="P10">--- 2.547563076019287 seconds ---</text:p>
      <text:p text:style-name="P20"/>
      <text:p text:style-name="P10">Spectral F-Measure: 0.131</text:p>
      <text:p text:style-name="P10">Spectral Precision: 0.13</text:p>
      <text:p text:style-name="P10">Spectral Recall: 0.133</text:p>
      <text:p text:style-name="P10">Spectral Number of False Positives: 873364</text:p>
      <text:p text:style-name="P10">--- 5.109647035598755 seconds ---</text:p>
      <text:p text:style-name="P20"/>
      <text:p text:style-name="P10">GMM F-Measure: 0.147</text:p>
      <text:p text:style-name="P10">GMM Precision: 0.144</text:p>
      <text:p text:style-name="P10">GMM Recall: 0.15</text:p>
      <text:p text:style-name="P10">GMM Number of False Positives: 871486</text:p>
      <text:p text:style-name="P10">--- 3.220937490463257 seconds ---</text:p>
      <text:p text:style-name="P20"/>
      <text:p text:style-name="P10">Birch F-Measure: 0.141</text:p>
      <text:p text:style-name="P10">Birch Precision: 0.131</text:p>
      <text:p text:style-name="P10">Birch Recall: 0.152</text:p>
      <text:p text:style-name="P10">Birch Number of False Positives: 984786</text:p>
      <text:p text:style-name="P10">--- 1.6809980869293213 seconds ---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5T10:43:55.386676971</dc:date>
    <meta:editing-duration>PT14H49M19S</meta:editing-duration>
    <meta:editing-cycles>130</meta:editing-cycles>
    <meta:generator>LibreOffice/6.0.7.3$Linux_X86_64 LibreOffice_project/00m0$Build-3</meta:generator>
    <meta:document-statistic meta:table-count="3" meta:image-count="0" meta:object-count="0" meta:page-count="5" meta:paragraph-count="258" meta:word-count="617" meta:character-count="4147" meta:non-whitespace-character-count="3799"/>
  </office:meta>
</office:document-meta>
</file>